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75.74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102.8pt" style:use-optimal-column-width="fals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65.25pt" style:use-optimal-column-width="true"/>
    </style:style>
    <style:style style:name="ACOL-9" style:family="table-column">
      <style:table-column-properties style:column-width="47.99055118110236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>
      <style:table-row-properties style:row-height="12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9" table:number-columns-repeated="2"/>
        <table:table-column table:default-cell-style-name="ACE-0" table:style-name="ACOL-0" table:number-columns-repeated="224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style-name="ACE-0" office:value-type="string">
            <text:p>original interpretation</text:p>
          </table:table-cell>
          <table:table-cell table:style-name="ACE-0" office:value-type="string">
            <text:p>elevation</text:p>
          </table:table-cell>
          <table:table-cell table:style-name="ACE-0" office:value-type="string">
            <text:p>tidal range</text:p>
          </table:table-cell>
          <table:table-cell table:number-columns-repeated="236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67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650">
            <text:p>12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]" office:value-type="float" office:value="-93.060000000000002">
            <text:p>−93.06</text:p>
          </table:table-cell>
          <table:table-cell table:style-name="ACE-0" table:formula="of:=[.T2]" office:value-type="float" office:value="2">
            <text:p>2</text:p>
          </table:table-cell>
          <table:table-cell table:style-name="ACE-0" table:formula="of:=[.T2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2.0600000000000001" office:value-type="float" office:value="-93.060000000000002">
            <text:p>−93.0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68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50">
            <text:p>124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3]" office:value-type="float" office:value="-93.230000000000004">
            <text:p>−93.23</text:p>
          </table:table-cell>
          <table:table-cell table:style-name="ACE-0" table:formula="of:=[.T3]" office:value-type="float" office:value="2">
            <text:p>2</text:p>
          </table:table-cell>
          <table:table-cell table:style-name="ACE-0" table:formula="of:=[.T3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2.23" office:value-type="float" office:value="-93.230000000000004">
            <text:p>−93.23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69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560">
            <text:p>125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4]" office:value-type="float" office:value="-95.150000000000006">
            <text:p>−95.15</text:p>
          </table:table-cell>
          <table:table-cell table:style-name="ACE-0" table:formula="of:=[.T4]" office:value-type="float" office:value="2">
            <text:p>2</text:p>
          </table:table-cell>
          <table:table-cell table:style-name="ACE-0" table:formula="of:=[.T4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4.1500000000000004" office:value-type="float" office:value="-95.150000000000006">
            <text:p>−95.15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70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70">
            <text:p>12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5]" office:value-type="float" office:value="-95.310000000000002">
            <text:p>−95.31</text:p>
          </table:table-cell>
          <table:table-cell table:style-name="ACE-0" table:formula="of:=[.T5]" office:value-type="float" office:value="2">
            <text:p>2</text:p>
          </table:table-cell>
          <table:table-cell table:style-name="ACE-0" table:formula="of:=[.T5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4.3099999999999996" office:value-type="float" office:value="-95.310000000000002">
            <text:p>−95.3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111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580">
            <text:p>12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6]" office:value-type="float" office:value="-95.040000000000006">
            <text:p>−95.04</text:p>
          </table:table-cell>
          <table:table-cell table:style-name="ACE-0" table:formula="of:=[.T6]" office:value-type="float" office:value="2">
            <text:p>2</text:p>
          </table:table-cell>
          <table:table-cell table:style-name="ACE-0" table:formula="of:=[.T6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4.04" office:value-type="float" office:value="-95.040000000000006">
            <text:p>−95.04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112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root-fibres, in situ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7]" office:value-type="float" office:value="-95.280000000000001">
            <text:p>−95.28</text:p>
          </table:table-cell>
          <table:table-cell table:style-name="ACE-0" table:formula="of:=[.T7]" office:value-type="float" office:value="2">
            <text:p>2</text:p>
          </table:table-cell>
          <table:table-cell table:style-name="ACE-0" table:formula="of:=[.T7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4.2800000000000002" office:value-type="float" office:value="-95.280000000000001">
            <text:p>−95.28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113_1</text:p>
          </table:table-cell>
          <table:table-cell table:style-name="ACE-3" office:value-type="float" office:value="4.1600000000000001">
            <text:p>4.16</text:p>
          </table:table-cell>
          <table:table-cell table:style-name="ACE-3" office:value-type="float" office:value="108.58">
            <text:p>108.58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root-fibres, in situ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8]" office:value-type="float" office:value="-87.150000000000006">
            <text:p>−87.15</text:p>
          </table:table-cell>
          <table:table-cell table:style-name="ACE-0" table:formula="of:=[.T8]" office:value-type="float" office:value="2">
            <text:p>2</text:p>
          </table:table-cell>
          <table:table-cell table:style-name="ACE-0" table:formula="of:=[.T8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3-4.1500000000000004" office:value-type="float" office:value="-87.150000000000006">
            <text:p>−87.15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7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9]" office:value-type="float" office:value="-91.609999999999999">
            <text:p>−91.61</text:p>
          </table:table-cell>
          <table:table-cell table:style-name="ACE-0" table:formula="of:=[.T9]" office:value-type="float" office:value="2">
            <text:p>2</text:p>
          </table:table-cell>
          <table:table-cell table:style-name="ACE-0" table:formula="of:=[.T9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1-0.60999999999999999" office:value-type="float" office:value="-91.609999999999999">
            <text:p>−91.6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0_1</text:p>
          </table:table-cell>
          <table:table-cell table:style-name="ACE-3" office:value-type="float" office:value="4.1600000000000001">
            <text:p>4.16</text:p>
          </table:table-cell>
          <table:table-cell table:style-name="ACE-3" office:value-type="float" office:value="108.58">
            <text:p>108.58</text:p>
          </table:table-cell>
          <table:table-cell table:style-name="ACE-0" office:value-type="float" office:value="12230">
            <text:p>122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0]" office:value-type="float" office:value="-87.900000000000006">
            <text:p>−87.9</text:p>
          </table:table-cell>
          <table:table-cell table:style-name="ACE-0" table:formula="of:=[.T10]" office:value-type="float" office:value="2">
            <text:p>2</text:p>
          </table:table-cell>
          <table:table-cell table:style-name="ACE-0" table:formula="of:=[.T10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3-4.9000000000000004" office:value-type="float" office:value="-87.900000000000006">
            <text:p>−87.9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2</text:p>
          </table:table-cell>
          <table:table-cell table:style-name="ACE-3" office:value-type="float" office:value="4.29">
            <text:p>4.29</text:p>
          </table:table-cell>
          <table:table-cell table:style-name="ACE-3" office:value-type="float" office:value="109.08">
            <text:p>109.08</text:p>
          </table:table-cell>
          <table:table-cell table:style-name="ACE-0" office:value-type="float" office:value="15250">
            <text:p>152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1]" office:value-type="float" office:value="-110.70999999999999">
            <text:p>−110.71</text:p>
          </table:table-cell>
          <table:table-cell table:style-name="ACE-0" table:formula="of:=[.T11]" office:value-type="float" office:value="2">
            <text:p>2</text:p>
          </table:table-cell>
          <table:table-cell table:style-name="ACE-0" table:formula="of:=[.T11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shoreline</text:p>
          </table:table-cell>
          <table:table-cell table:style-name="ACE-0" table:formula="of:=-109-1.71" office:value-type="float" office:value="-110.70999999999999">
            <text:p>−110.7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3_1</text:p>
          </table:table-cell>
          <table:table-cell table:style-name="ACE-3" office:value-type="float" office:value="4.29">
            <text:p>4.29</text:p>
          </table:table-cell>
          <table:table-cell table:style-name="ACE-3" office:value-type="float" office:value="109.08">
            <text:p>109.08</text:p>
          </table:table-cell>
          <table:table-cell table:style-name="ACE-0" office:value-type="float" office:value="15780">
            <text:p>15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2]" office:value-type="float" office:value="-114.11">
            <text:p>−114.11</text:p>
          </table:table-cell>
          <table:table-cell table:style-name="ACE-0" table:formula="of:=[.T12]" office:value-type="float" office:value="2">
            <text:p>2</text:p>
          </table:table-cell>
          <table:table-cell table:style-name="ACE-0" table:formula="of:=[.T12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shoreline</text:p>
          </table:table-cell>
          <table:table-cell table:style-name="ACE-0" table:formula="of:=-109-5.1100000000000003" office:value-type="float" office:value="-114.11">
            <text:p>−114.1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3_2</text:p>
          </table:table-cell>
          <table:table-cell table:style-name="ACE-3" office:value-type="float" office:value="4.29">
            <text:p>4.29</text:p>
          </table:table-cell>
          <table:table-cell table:style-name="ACE-3" office:value-type="float" office:value="109.08">
            <text:p>109.08</text:p>
          </table:table-cell>
          <table:table-cell table:style-name="ACE-0" office:value-type="float" office:value="16140">
            <text:p>161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3]" office:value-type="float" office:value="-114.11">
            <text:p>−114.11</text:p>
          </table:table-cell>
          <table:table-cell table:style-name="ACE-0" table:formula="of:=[.T13]" office:value-type="float" office:value="2">
            <text:p>2</text:p>
          </table:table-cell>
          <table:table-cell table:style-name="ACE-0" table:formula="of:=[.T13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shoreline</text:p>
          </table:table-cell>
          <table:table-cell table:style-name="ACE-0" table:formula="of:=-109-5.1100000000000003" office:value-type="float" office:value="-114.11">
            <text:p>−114.1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5</text:p>
          </table:table-cell>
          <table:table-cell table:style-name="ACE-3" office:value-type="float" office:value="3.6299999999999999">
            <text:p>3.63</text:p>
          </table:table-cell>
          <table:table-cell table:style-name="ACE-3" office:value-type="float" office:value="108.53">
            <text:p>108.53</text:p>
          </table:table-cell>
          <table:table-cell table:style-name="ACE-0" office:value-type="float" office:value="13570">
            <text:p>135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4]" office:value-type="float" office:value="-105.16">
            <text:p>−105.16</text:p>
          </table:table-cell>
          <table:table-cell table:style-name="ACE-0" table:formula="of:=[.T14]" office:value-type="float" office:value="2">
            <text:p>2</text:p>
          </table:table-cell>
          <table:table-cell table:style-name="ACE-0" table:formula="of:=[.T14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tidal flat</text:p>
          </table:table-cell>
          <table:table-cell table:style-name="ACE-0" table:formula="of:=-100-5.1600000000000001" office:value-type="float" office:value="-105.16">
            <text:p>−105.1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6</text:p>
          </table:table-cell>
          <table:table-cell table:style-name="ACE-3" office:value-type="float" office:value="3.6299999999999999">
            <text:p>3.63</text:p>
          </table:table-cell>
          <table:table-cell table:style-name="ACE-3" office:value-type="float" office:value="108.53">
            <text:p>108.53</text:p>
          </table:table-cell>
          <table:table-cell table:style-name="ACE-0" office:value-type="float" office:value="15410">
            <text:p>15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15]" office:value-type="float" office:value="-109.26000000000001">
            <text:p>−109.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string">
            <text:p>delta plain</text:p>
          </table:table-cell>
          <table:table-cell table:style-name="ACE-0" table:formula="of:=-100-9.2599999999999998" office:value-type="float" office:value="-109.26000000000001">
            <text:p>−109.26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4178</text:p>
          </table:table-cell>
          <table:table-cell table:style-name="ACE-3" office:value-type="float" office:value="3.54">
            <text:p>3.54</text:p>
          </table:table-cell>
          <table:table-cell table:style-name="ACE-3" office:value-type="float" office:value="108.54000000000001">
            <text:p>108.54</text:p>
          </table:table-cell>
          <table:table-cell table:style-name="ACE-0" office:value-type="float" office:value="13260">
            <text:p>132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iece of wood, conv. 14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6]" office:value-type="float" office:value="-104.90000000000001">
            <text:p>−104.9</text:p>
          </table:table-cell>
          <table:table-cell table:style-name="ACE-0" table:formula="of:=[.T16]" office:value-type="float" office:value="2">
            <text:p>2</text:p>
          </table:table-cell>
          <table:table-cell table:style-name="ACE-0" table:formula="of:=[.T16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shoreline</text:p>
          </table:table-cell>
          <table:table-cell table:style-name="ACE-0" table:formula="of:=-100-4.9000000000000004" office:value-type="float" office:value="-104.90000000000001">
            <text:p>−104.9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04_1</text:p>
          </table:table-cell>
          <table:table-cell table:style-name="ACE-3" office:value-type="float" office:value="4.5300000000000002">
            <text:p>4.53</text:p>
          </table:table-cell>
          <table:table-cell table:style-name="ACE-3" office:value-type="float" office:value="108.83">
            <text:p>108.83</text:p>
          </table:table-cell>
          <table:table-cell table:style-name="ACE-0" office:value-type="float" office:value="12765">
            <text:p>1276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17]" office:value-type="float" office:value="-104.84999999999999">
            <text:p>−104.8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string">
            <text:p>bay-lagoon</text:p>
          </table:table-cell>
          <table:table-cell table:style-name="ACE-0" table:formula="of:=-102-2.8500000000000001" office:value-type="float" office:value="-104.84999999999999">
            <text:p>−104.85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05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370">
            <text:p>1237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8]" office:value-type="float" office:value="-95.769999999999996">
            <text:p>−95.77</text:p>
          </table:table-cell>
          <table:table-cell table:style-name="ACE-0" table:formula="of:=[.T18]" office:value-type="float" office:value="2">
            <text:p>2</text:p>
          </table:table-cell>
          <table:table-cell table:style-name="ACE-0" table:formula="of:=[.T18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3-2.77" office:value-type="float" office:value="-95.769999999999996">
            <text:p>−95.77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06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10">
            <text:p>12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19]" office:value-type="float" office:value="-95.769999999999996">
            <text:p>−95.77</text:p>
          </table:table-cell>
          <table:table-cell table:style-name="ACE-0" table:formula="of:=[.T19]" office:value-type="float" office:value="2">
            <text:p>2</text:p>
          </table:table-cell>
          <table:table-cell table:style-name="ACE-0" table:formula="of:=[.T19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3-2.77" office:value-type="float" office:value="-95.769999999999996">
            <text:p>−95.77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08_1</text:p>
          </table:table-cell>
          <table:table-cell table:style-name="ACE-3" office:value-type="float" office:value="3.2999999999999998">
            <text:p>3.30</text:p>
          </table:table-cell>
          <table:table-cell table:style-name="ACE-3" office:value-type="float" office:value="108.79000000000001">
            <text:p>108.79</text:p>
          </table:table-cell>
          <table:table-cell table:style-name="ACE-0" office:value-type="float" office:value="12360">
            <text:p>123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0]" office:value-type="float" office:value="-80.310000000000002">
            <text:p>−80.31</text:p>
          </table:table-cell>
          <table:table-cell table:style-name="ACE-0" table:formula="of:=[.T20]" office:value-type="float" office:value="2">
            <text:p>2</text:p>
          </table:table-cell>
          <table:table-cell table:style-name="ACE-0" table:formula="of:=[.T20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0-0.31" office:value-type="float" office:value="-80.310000000000002">
            <text:p>−80.3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09_3</text:p>
          </table:table-cell>
          <table:table-cell table:style-name="ACE-3" office:value-type="float" office:value="3.2999999999999998">
            <text:p>3.30</text:p>
          </table:table-cell>
          <table:table-cell table:style-name="ACE-3" office:value-type="float" office:value="108.79000000000001">
            <text:p>108.79</text:p>
          </table:table-cell>
          <table:table-cell table:style-name="ACE-0" office:value-type="float" office:value="12290">
            <text:p>122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y branch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1]" office:value-type="float" office:value="-80.340000000000003">
            <text:p>−80.34</text:p>
          </table:table-cell>
          <table:table-cell table:style-name="ACE-0" table:formula="of:=[.T21]" office:value-type="float" office:value="2">
            <text:p>2</text:p>
          </table:table-cell>
          <table:table-cell table:style-name="ACE-0" table:formula="of:=[.T21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0-0.34000000000000002" office:value-type="float" office:value="-80.340000000000003">
            <text:p>−80.34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10_1</text:p>
          </table:table-cell>
          <table:table-cell table:style-name="ACE-3" office:value-type="float" office:value="3.4700000000000002">
            <text:p>3.47</text:p>
          </table:table-cell>
          <table:table-cell table:style-name="ACE-3" office:value-type="float" office:value="108.69">
            <text:p>108.69</text:p>
          </table:table-cell>
          <table:table-cell table:style-name="ACE-0" office:value-type="float" office:value="12415">
            <text:p>1241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root, in situ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2]" office:value-type="float" office:value="-84.780000000000001">
            <text:p>−84.78</text:p>
          </table:table-cell>
          <table:table-cell table:style-name="ACE-0" table:formula="of:=[.T22]" office:value-type="float" office:value="2">
            <text:p>2</text:p>
          </table:table-cell>
          <table:table-cell table:style-name="ACE-0" table:formula="of:=[.T22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3-1.78" office:value-type="float" office:value="-84.780000000000001">
            <text:p>−84.78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10_3</text:p>
          </table:table-cell>
          <table:table-cell table:style-name="ACE-3" office:value-type="float" office:value="3.4700000000000002">
            <text:p>3.47</text:p>
          </table:table-cell>
          <table:table-cell table:style-name="ACE-3" office:value-type="float" office:value="108.69">
            <text:p>108.69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3]" office:value-type="float" office:value="-84.780000000000001">
            <text:p>−84.78</text:p>
          </table:table-cell>
          <table:table-cell table:style-name="ACE-0" table:formula="of:=[.T23]" office:value-type="float" office:value="2">
            <text:p>2</text:p>
          </table:table-cell>
          <table:table-cell table:style-name="ACE-0" table:formula="of:=[.T23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3-1.78" office:value-type="float" office:value="-84.780000000000001">
            <text:p>−84.78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20</text:p>
          </table:table-cell>
          <table:table-cell table:style-name="ACE-3" office:value-type="float" office:value="2.3100000000000001">
            <text:p>2.31</text:p>
          </table:table-cell>
          <table:table-cell table:style-name="ACE-3" office:value-type="float" office:value="107.63">
            <text:p>107.63</text:p>
          </table:table-cell>
          <table:table-cell table:style-name="ACE-0" office:value-type="float" office:value="11460">
            <text:p>114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4]" office:value-type="float" office:value="-70.680000000000007">
            <text:p>−70.68</text:p>
          </table:table-cell>
          <table:table-cell table:style-name="ACE-0" table:formula="of:=[.T24]" office:value-type="float" office:value="2">
            <text:p>2</text:p>
          </table:table-cell>
          <table:table-cell table:style-name="ACE-0" table:formula="of:=[.T24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shoreline</text:p>
          </table:table-cell>
          <table:table-cell table:style-name="ACE-0" table:formula="of:=-70-0.68000000000000005" office:value-type="float" office:value="-70.680000000000007">
            <text:p>−70.68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0</text:p>
          </table:table-cell>
          <table:table-cell table:style-name="ACE-3" office:value-type="float" office:value="4.75">
            <text:p>4.75</text:p>
          </table:table-cell>
          <table:table-cell table:style-name="ACE-3" office:value-type="float" office:value="109.75">
            <text:p>109.75</text:p>
          </table:table-cell>
          <table:table-cell table:style-name="ACE-0" office:value-type="float" office:value="17680">
            <text:p>17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5]" office:value-type="float" office:value="-116.59999999999999">
            <text:p>−116.6</text:p>
          </table:table-cell>
          <table:table-cell table:style-name="ACE-0" table:formula="of:=[.T25]" office:value-type="float" office:value="2">
            <text:p>2</text:p>
          </table:table-cell>
          <table:table-cell table:style-name="ACE-0" table:formula="of:=[.T25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tidal flat</text:p>
          </table:table-cell>
          <table:table-cell table:style-name="ACE-0" table:formula="of:=-116-0.59999999999999998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1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510">
            <text:p>1251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6]" office:value-type="float" office:value="-96.310000000000002">
            <text:p>−96.31</text:p>
          </table:table-cell>
          <table:table-cell table:style-name="ACE-0" table:formula="of:=[.T26]" office:value-type="float" office:value="2">
            <text:p>2</text:p>
          </table:table-cell>
          <table:table-cell table:style-name="ACE-0" table:formula="of:=[.T26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93-3.3100000000000001" office:value-type="float" office:value="-96.310000000000002">
            <text:p>−96.3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6_1</text:p>
          </table:table-cell>
          <table:table-cell table:style-name="ACE-3" office:value-type="float" office:value="4.1600000000000001">
            <text:p>4.16</text:p>
          </table:table-cell>
          <table:table-cell table:style-name="ACE-3" office:value-type="float" office:value="108.58">
            <text:p>108.58</text:p>
          </table:table-cell>
          <table:table-cell table:style-name="ACE-0" office:value-type="float" office:value="12335">
            <text:p>1233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7]" office:value-type="float" office:value="-87.099999999999994">
            <text:p>−87.1</text:p>
          </table:table-cell>
          <table:table-cell table:style-name="ACE-0" table:formula="of:=[.T27]" office:value-type="float" office:value="2">
            <text:p>2</text:p>
          </table:table-cell>
          <table:table-cell table:style-name="ACE-0" table:formula="of:=[.T27]" office:value-type="float" office:value="2">
            <text:p>2</text:p>
          </table:table-cell>
          <table:table-cell table:style-name="ACE-0" office:value-type="string">
            <text:p>HanebuthEtal2000</text:p>
          </table:table-cell>
          <table:table-cell table:style-name="ACE-0"/>
          <table:table-cell table:style-name="ACE-0" office:value-type="string">
            <text:p>mangrove</text:p>
          </table:table-cell>
          <table:table-cell table:style-name="ACE-0" table:formula="of:=-83-4.0999999999999996" office:value-type="float" office:value="-87.099999999999994">
            <text:p>−87.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8</text:p>
          </table:table-cell>
          <table:table-cell table:style-name="ACE-3" office:value-type="float" office:value="4.5659999999999998">
            <text:p>4.57</text:p>
          </table:table-cell>
          <table:table-cell table:style-name="ACE-3" office:value-type="float" office:value="108.70999999999999">
            <text:p>108.71</text:p>
          </table:table-cell>
          <table:table-cell table:style-name="ACE-0" office:value-type="float" office:value="21490">
            <text:p>2149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28]" office:value-type="float" office:value="-96.909999999999997">
            <text:p>−96.91</text:p>
          </table:table-cell>
          <table:table-cell table:style-name="ACE-0" table:formula="of:=[.T28]" office:value-type="float" office:value="2">
            <text:p>2</text:p>
          </table:table-cell>
          <table:table-cell table:style-name="ACE-0" table:formula="of:=[.T28]" office:value-type="float" office:value="2">
            <text:p>2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used the 2 m range as with Hanebuth et al (2000)</text:p>
          </table:table-cell>
          <table:table-cell table:style-name="ACE-0" office:value-type="string">
            <text:p>mangrove</text:p>
          </table:table-cell>
          <table:table-cell table:style-name="ACE-0" table:formula="of:=-91-5.9100000000000001" office:value-type="float" office:value="-96.909999999999997">
            <text:p>−96.91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1_1</text:p>
          </table:table-cell>
          <table:table-cell table:style-name="ACE-3" office:value-type="float" office:value="4.3129999999999997">
            <text:p>4.31</text:p>
          </table:table-cell>
          <table:table-cell table:style-name="ACE-3" office:value-type="float" office:value="108.715">
            <text:p>108.72</text:p>
          </table:table-cell>
          <table:table-cell table:style-name="ACE-0" office:value-type="float" office:value="20160">
            <text:p>2016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29]" office:value-type="float" office:value="-88.900000000000006">
            <text:p>−88.9</text:p>
          </table:table-cell>
          <table:table-cell table:style-name="ACE-0" table:formula="of:=[.T29]" office:value-type="float" office:value="1">
            <text:p>1</text:p>
          </table:table-cell>
          <table:table-cell table:style-name="ACE-0" table:formula="of:=[.T29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marshy soil</text:p>
          </table:table-cell>
          <table:table-cell table:style-name="ACE-0" table:formula="of:=-83-5.9000000000000004" office:value-type="float" office:value="-88.900000000000006">
            <text:p>−88.9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31_2</text:p>
          </table:table-cell>
          <table:table-cell table:style-name="ACE-3" office:value-type="float" office:value="4.3129999999999997">
            <text:p>4.31</text:p>
          </table:table-cell>
          <table:table-cell table:style-name="ACE-3" office:value-type="float" office:value="108.715">
            <text:p>108.72</text:p>
          </table:table-cell>
          <table:table-cell table:style-name="ACE-0" office:value-type="float" office:value="19400">
            <text:p>194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30]" office:value-type="float" office:value="-88.900000000000006">
            <text:p>−88.9</text:p>
          </table:table-cell>
          <table:table-cell table:style-name="ACE-0" table:formula="of:=[.T30]" office:value-type="float" office:value="1">
            <text:p>1</text:p>
          </table:table-cell>
          <table:table-cell table:style-name="ACE-0" table:formula="of:=[.T30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marshy soil</text:p>
          </table:table-cell>
          <table:table-cell table:style-name="ACE-0" table:formula="of:=-83-5.9000000000000004" office:value-type="float" office:value="-88.900000000000006">
            <text:p>−88.9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44_1</text:p>
          </table:table-cell>
          <table:table-cell table:style-name="ACE-3" office:value-type="float" office:value="2.7919999999999998">
            <text:p>2.79</text:p>
          </table:table-cell>
          <table:table-cell table:style-name="ACE-3" office:value-type="float" office:value="107.93899999999999">
            <text:p>107.94</text:p>
          </table:table-cell>
          <table:table-cell table:style-name="ACE-0" office:value-type="float" office:value="23460">
            <text:p>2346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31]" office:value-type="float" office:value="-95.810000000000002">
            <text:p>−95.81</text:p>
          </table:table-cell>
          <table:table-cell table:style-name="ACE-0" table:formula="of:=[.T31]" office:value-type="float" office:value="1">
            <text:p>1</text:p>
          </table:table-cell>
          <table:table-cell table:style-name="ACE-0" table:formula="of:=[.T31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marshy soil</text:p>
          </table:table-cell>
          <table:table-cell table:style-name="ACE-0" table:formula="of:=-92-3.8100000000000001" office:value-type="float" office:value="-95.810000000000002">
            <text:p>−95.81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44_2</text:p>
          </table:table-cell>
          <table:table-cell table:style-name="ACE-3" office:value-type="float" office:value="2.7919999999999998">
            <text:p>2.79</text:p>
          </table:table-cell>
          <table:table-cell table:style-name="ACE-3" office:value-type="float" office:value="107.93899999999999">
            <text:p>107.94</text:p>
          </table:table-cell>
          <table:table-cell table:style-name="ACE-0" office:value-type="float" office:value="23270">
            <text:p>2327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32]" office:value-type="float" office:value="-95.810000000000002">
            <text:p>−95.81</text:p>
          </table:table-cell>
          <table:table-cell table:style-name="ACE-0" table:formula="of:=[.T32]" office:value-type="float" office:value="1">
            <text:p>1</text:p>
          </table:table-cell>
          <table:table-cell table:style-name="ACE-0" table:formula="of:=[.T32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marshy soil</text:p>
          </table:table-cell>
          <table:table-cell table:style-name="ACE-0" table:formula="of:=-92-3.8100000000000001" office:value-type="float" office:value="-95.810000000000002">
            <text:p>−95.81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45_1</text:p>
          </table:table-cell>
          <table:table-cell table:style-name="ACE-3" office:value-type="float" office:value="2.7919999999999998">
            <text:p>2.79</text:p>
          </table:table-cell>
          <table:table-cell table:style-name="ACE-3" office:value-type="float" office:value="107.93899999999999">
            <text:p>107.94</text:p>
          </table:table-cell>
          <table:table-cell table:style-name="ACE-0" office:value-type="float" office:value="22810">
            <text:p>228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3]" office:value-type="float" office:value="-97.349999999999994">
            <text:p>−97.35</text:p>
          </table:table-cell>
          <table:table-cell table:style-name="ACE-0" table:formula="of:=[.T33]" office:value-type="float" office:value="1">
            <text:p>1</text:p>
          </table:table-cell>
          <table:table-cell table:style-name="ACE-0" table:formula="of:=[.T33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92-5.3499999999999996" office:value-type="float" office:value="-97.349999999999994">
            <text:p>−97.35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45_2</text:p>
          </table:table-cell>
          <table:table-cell table:style-name="ACE-3" office:value-type="float" office:value="2.7919999999999998">
            <text:p>2.79</text:p>
          </table:table-cell>
          <table:table-cell table:style-name="ACE-3" office:value-type="float" office:value="107.93899999999999">
            <text:p>107.94</text:p>
          </table:table-cell>
          <table:table-cell table:style-name="ACE-0" office:value-type="float" office:value="21980">
            <text:p>2198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4]" office:value-type="float" office:value="-97.349999999999994">
            <text:p>−97.35</text:p>
          </table:table-cell>
          <table:table-cell table:style-name="ACE-0" table:formula="of:=[.T34]" office:value-type="float" office:value="1">
            <text:p>1</text:p>
          </table:table-cell>
          <table:table-cell table:style-name="ACE-0" table:formula="of:=[.T34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92-5.3499999999999996" office:value-type="float" office:value="-97.349999999999994">
            <text:p>−97.35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5_1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523">
            <text:p>109.523</text:p>
          </table:table-cell>
          <table:table-cell table:style-name="ACE-0" office:value-type="float" office:value="17200">
            <text:p>172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5]" office:value-type="float" office:value="-115.26000000000001">
            <text:p>−115.26</text:p>
          </table:table-cell>
          <table:table-cell table:style-name="ACE-0" table:formula="of:=[.T35]" office:value-type="float" office:value="1">
            <text:p>1</text:p>
          </table:table-cell>
          <table:table-cell table:style-name="ACE-0" table:formula="of:=[.T35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113-2.2599999999999998" office:value-type="float" office:value="-115.26000000000001">
            <text:p>−115.26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5_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523">
            <text:p>109.523</text:p>
          </table:table-cell>
          <table:table-cell table:style-name="ACE-0" office:value-type="float" office:value="15670">
            <text:p>15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6]" office:value-type="float" office:value="-115.26000000000001">
            <text:p>−115.26</text:p>
          </table:table-cell>
          <table:table-cell table:style-name="ACE-0" table:formula="of:=[.T36]" office:value-type="float" office:value="1">
            <text:p>1</text:p>
          </table:table-cell>
          <table:table-cell table:style-name="ACE-0" table:formula="of:=[.T36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113-2.2599999999999998" office:value-type="float" office:value="-115.26000000000001">
            <text:p>−115.26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6_1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523">
            <text:p>109.523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7]" office:value-type="float" office:value="-121.05">
            <text:p>−121.05</text:p>
          </table:table-cell>
          <table:table-cell table:style-name="ACE-0" table:formula="of:=[.T37]" office:value-type="float" office:value="1">
            <text:p>1</text:p>
          </table:table-cell>
          <table:table-cell table:style-name="ACE-0" table:formula="of:=[.T37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113-8.0500000000000007" office:value-type="float" office:value="-121.05">
            <text:p>−121.05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6_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523">
            <text:p>109.523</text:p>
          </table:table-cell>
          <table:table-cell table:style-name="ACE-0" office:value-type="float" office:value="15580">
            <text:p>155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S38]" office:value-type="float" office:value="-121.05">
            <text:p>−121.05</text:p>
          </table:table-cell>
          <table:table-cell table:style-name="ACE-0" table:formula="of:=[.T38]" office:value-type="float" office:value="1">
            <text:p>1</text:p>
          </table:table-cell>
          <table:table-cell table:style-name="ACE-0" table:formula="of:=[.T38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delta front</text:p>
          </table:table-cell>
          <table:table-cell table:style-name="ACE-0" table:formula="of:=-113-8.0500000000000007" office:value-type="float" office:value="-121.05">
            <text:p>−121.05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0</text:p>
          </table:table-cell>
          <table:table-cell table:style-name="ACE-0" office:value-type="float" office:value="4.9820000000000002">
            <text:p>4.982</text:p>
          </table:table-cell>
          <table:table-cell table:style-name="ACE-0" office:value-type="float" office:value="109.96599999999999">
            <text:p>109.966</text:p>
          </table:table-cell>
          <table:table-cell table:style-name="ACE-0" office:value-type="float" office:value="16110">
            <text:p>1611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39]" office:value-type="float" office:value="-116.59999999999999">
            <text:p>−116.6</text:p>
          </table:table-cell>
          <table:table-cell table:style-name="ACE-0" table:formula="of:=[.T39]" office:value-type="float" office:value="2">
            <text:p>2</text:p>
          </table:table-cell>
          <table:table-cell table:style-name="ACE-0" table:formula="of:=[.T39]" office:value-type="float" office:value="2">
            <text:p>2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used the 2 m range as with Hanebuth et al (2000)</text:p>
          </table:table-cell>
          <table:table-cell table:style-name="ACE-0" office:value-type="string">
            <text:p>tidal flat</text:p>
          </table:table-cell>
          <table:table-cell table:style-name="ACE-0" table:formula="of:=-116-0.59999999999999998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0_1</text:p>
          </table:table-cell>
          <table:table-cell table:style-name="ACE-0" office:value-type="float" office:value="4.9820000000000002">
            <text:p>4.982</text:p>
          </table:table-cell>
          <table:table-cell table:style-name="ACE-0" office:value-type="float" office:value="109.96599999999999">
            <text:p>109.966</text:p>
          </table:table-cell>
          <table:table-cell table:style-name="ACE-0" office:value-type="float" office:value="17680">
            <text:p>17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40]" office:value-type="float" office:value="-116.59999999999999">
            <text:p>−116.6</text:p>
          </table:table-cell>
          <table:table-cell table:style-name="ACE-0" table:formula="of:=[.T40]" office:value-type="float" office:value="2">
            <text:p>2</text:p>
          </table:table-cell>
          <table:table-cell table:style-name="ACE-0" table:formula="of:=[.T40]" office:value-type="float" office:value="2">
            <text:p>2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used the 2 m range as with Hanebuth et al (2000)</text:p>
          </table:table-cell>
          <table:table-cell table:style-name="ACE-0" office:value-type="string">
            <text:p>tidal flat</text:p>
          </table:table-cell>
          <table:table-cell table:style-name="ACE-0" table:formula="of:=-116-0.59999999999999998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3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0_2</text:p>
          </table:table-cell>
          <table:table-cell table:style-name="ACE-0" office:value-type="float" office:value="4.9820000000000002">
            <text:p>4.982</text:p>
          </table:table-cell>
          <table:table-cell table:style-name="ACE-0" office:value-type="float" office:value="109.96599999999999">
            <text:p>109.966</text:p>
          </table:table-cell>
          <table:table-cell table:style-name="ACE-0" office:value-type="float" office:value="16220">
            <text:p>16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S41]" office:value-type="float" office:value="-116.59999999999999">
            <text:p>−116.6</text:p>
          </table:table-cell>
          <table:table-cell table:style-name="ACE-0" table:formula="of:=[.T41]" office:value-type="float" office:value="2">
            <text:p>2</text:p>
          </table:table-cell>
          <table:table-cell table:style-name="ACE-0" table:formula="of:=[.T41]" office:value-type="float" office:value="2">
            <text:p>2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used the 2 m range as with Hanebuth et al (2000)</text:p>
          </table:table-cell>
          <table:table-cell table:style-name="ACE-0" office:value-type="string">
            <text:p>tidal flat</text:p>
          </table:table-cell>
          <table:table-cell table:style-name="ACE-0" table:formula="of:=-116-0.59999999999999998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8_2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3310">
            <text:p>2331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Wood macrofossil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42]" office:value-type="float" office:value="-103.43000000000001">
            <text:p>−103.43</text:p>
          </table:table-cell>
          <table:table-cell table:style-name="ACE-0" table:formula="of:=[.T42]" office:value-type="float" office:value="1">
            <text:p>1</text:p>
          </table:table-cell>
          <table:table-cell table:style-name="ACE-0" table:formula="of:=[.T42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coastal plain</text:p>
          </table:table-cell>
          <table:table-cell table:style-name="ACE-0" table:formula="of:=-100-3.4300000000000002" office:value-type="float" office:value="-103.43000000000001">
            <text:p>−103.43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8_4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4790">
            <text:p>2479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table:formula="of:=[.S43]" office:value-type="float" office:value="-103.43000000000001">
            <text:p>−103.43</text:p>
          </table:table-cell>
          <table:table-cell table:style-name="ACE-0" table:formula="of:=[.T43]" office:value-type="float" office:value="1">
            <text:p>1</text:p>
          </table:table-cell>
          <table:table-cell table:style-name="ACE-0" table:formula="of:=[.T43]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used</text:p>
          </table:table-cell>
          <table:table-cell table:style-name="ACE-0" office:value-type="string">
            <text:p>coastal plain</text:p>
          </table:table-cell>
          <table:table-cell table:style-name="ACE-0" table:formula="of:=-100-3.4300000000000002" office:value-type="float" office:value="-103.43000000000001">
            <text:p>−103.43</text:p>
          </table:table-cell>
          <table:table-cell table:style-name="ACE-0" office:value-type="float" office:value="1">
            <text:p>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5580">
            <text:p>155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ubtidal facies, bulk sediment, leacha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2">
            <text:p>−12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5670">
            <text:p>15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ubtidal facies, bulk sediment, leacha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2">
            <text:p>−116.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ubtidal facies, bulk sediment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2">
            <text:p>−12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7200">
            <text:p>172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ubtidal facies, bulk sediment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2">
            <text:p>−116.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6220">
            <text:p>16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idal flat facies, bulk sediment, leacha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6800">
            <text:p>16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idal flat facies, wood, leacha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2.7">
            <text:p>−122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7310">
            <text:p>173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idal flat facies, wood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2.7">
            <text:p>−122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7680">
            <text:p>17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idal flat facies, bulk sediment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305-2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0" office:value-type="float" office:value="15250">
            <text:p>152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ore facies, bulk sediment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0.7">
            <text:p>−110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305-2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0" office:value-type="float" office:value="15780">
            <text:p>15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ore facies, peat pieces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09999999999999">
            <text:p>−114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2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K-18305-2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0" office:value-type="float" office:value="16140">
            <text:p>161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ore facies, piece of wood, insolub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09999999999999">
            <text:p>−114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style-name="ACE-0" office:value-type="string">
            <text:p>range taken from table 2 in Hanebuth et al (2009)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8_1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6850">
            <text:p>268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 macrofossil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3.43000000000001">
            <text:p>−103.4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coastal plain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8_3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7110">
            <text:p>271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3.43000000000001">
            <text:p>−103.4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coastal plain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7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36370">
            <text:p>36370</text:p>
          </table:table-cell>
          <table:table-cell table:style-name="ACE-0" office:value-type="float" office:value="2400">
            <text:p>240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lagoonal bay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18</text:p>
          </table:table-cell>
          <table:table-cell table:style-name="ACE-0" office:value-type="float" office:value="2.2029999999999998">
            <text:p>2.203</text:p>
          </table:table-cell>
          <table:table-cell table:style-name="ACE-0" office:value-type="float" office:value="107.045">
            <text:p>107.045</text:p>
          </table:table-cell>
          <table:table-cell table:style-name="ACE-0" office:value-type="float" office:value="37330">
            <text:p>3733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409999999999997">
            <text:p>−69.4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tidal range of 2 m is used, based on Hanebuth et al 2000</text:p>
          </table:table-cell>
          <table:table-cell table:style-name="ACE-0" office:value-type="string">
            <text:p>tidal flat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9</text:p>
          </table:table-cell>
          <table:table-cell table:style-name="ACE-0" office:value-type="float" office:value="4.5659999999999998">
            <text:p>4.566</text:p>
          </table:table-cell>
          <table:table-cell table:style-name="ACE-0" office:value-type="float" office:value="108.70999999999999">
            <text:p>108.71</text:p>
          </table:table-cell>
          <table:table-cell table:style-name="ACE-0" office:value-type="float" office:value="39210">
            <text:p>39210</text:p>
          </table:table-cell>
          <table:table-cell table:style-name="ACE-0" office:value-type="float" office:value="3190">
            <text:p>319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9.799999999999997">
            <text:p>−99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marshy soil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7_1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39870">
            <text:p>39870</text:p>
          </table:table-cell>
          <table:table-cell table:style-name="ACE-0" office:value-type="float" office:value="1070">
            <text:p>107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lagoonal bay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7_2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42810">
            <text:p>42810</text:p>
          </table:table-cell>
          <table:table-cell table:style-name="ACE-0" office:value-type="float" office:value="1680">
            <text:p>168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lagoonal bay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2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1400">
            <text:p>31400</text:p>
          </table:table-cell>
          <table:table-cell table:style-name="ACE-0" office:value-type="float" office:value="560">
            <text:p>56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2.40000000000001">
            <text:p>−152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3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1680">
            <text:p>3168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3.59999999999999">
            <text:p>−153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1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2640">
            <text:p>32640</text:p>
          </table:table-cell>
          <table:table-cell table:style-name="ACE-0" office:value-type="float" office:value="660">
            <text:p>660</text:p>
          </table:table-cell>
          <table:table-cell table:style-name="ACE-0" office:value-type="string">
            <text:p>G. rub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1.49000000000001">
            <text:p>−151.4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4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4020">
            <text:p>34020</text:p>
          </table:table-cell>
          <table:table-cell table:style-name="ACE-0" office:value-type="float" office:value="780">
            <text:p>78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4.78">
            <text:p>−154.7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202_1</text:p>
          </table:table-cell>
          <table:table-cell table:style-name="ACE-0" office:value-type="float" office:value="9.3900000000000006">
            <text:p>9.39</text:p>
          </table:table-cell>
          <table:table-cell table:style-name="ACE-0" office:value-type="float" office:value="107.75">
            <text:p>107.75</text:p>
          </table:table-cell>
          <table:table-cell table:style-name="ACE-0" office:value-type="float" office:value="9580">
            <text:p>95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9.659999999999997">
            <text:p>−49.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201_1</text:p>
          </table:table-cell>
          <table:table-cell table:style-name="ACE-0" office:value-type="float" office:value="9.3900000000000006">
            <text:p>9.39</text:p>
          </table:table-cell>
          <table:table-cell table:style-name="ACE-0" office:value-type="float" office:value="107.75">
            <text:p>107.75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9.270000000000003">
            <text:p>−49.2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4754_1</text:p>
          </table:table-cell>
          <table:table-cell table:style-name="ACE-0" office:value-type="float" office:value="9.25">
            <text:p>9.25</text:p>
          </table:table-cell>
          <table:table-cell table:style-name="ACE-0" office:value-type="float" office:value="107.98999999999999">
            <text:p>107.99</text:p>
          </table:table-cell>
          <table:table-cell table:style-name="ACE-0" office:value-type="float" office:value="10110">
            <text:p>101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6.5">
            <text:p>−56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146_1</text:p>
          </table:table-cell>
          <table:table-cell table:style-name="ACE-0" office:value-type="float" office:value="9.25">
            <text:p>9.25</text:p>
          </table:table-cell>
          <table:table-cell table:style-name="ACE-0" office:value-type="float" office:value="107.98999999999999">
            <text:p>107.99</text:p>
          </table:table-cell>
          <table:table-cell table:style-name="ACE-0" office:value-type="float" office:value="10930">
            <text:p>10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200000000000003">
            <text:p>−64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148_1</text:p>
          </table:table-cell>
          <table:table-cell table:style-name="ACE-0" office:value-type="float" office:value="9.25">
            <text:p>9.25</text:p>
          </table:table-cell>
          <table:table-cell table:style-name="ACE-0" office:value-type="float" office:value="107.98999999999999">
            <text:p>107.99</text:p>
          </table:table-cell>
          <table:table-cell table:style-name="ACE-0" office:value-type="float" office:value="11080">
            <text:p>110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400000000000006">
            <text:p>−64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6061</text:p>
          </table:table-cell>
          <table:table-cell table:style-name="ACE-0" office:value-type="float" office:value="7.0880000000000001">
            <text:p>7.088</text:p>
          </table:table-cell>
          <table:table-cell table:style-name="ACE-0" office:value-type="float" office:value="108.107">
            <text:p>108.107</text:p>
          </table:table-cell>
          <table:table-cell table:style-name="ACE-0" office:value-type="float" office:value="27140">
            <text:p>2714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rustacean ar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3.719999999999999">
            <text:p>−93.7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chimanskiStattegger2005</text:p>
          </table:table-cell>
          <table:table-cell table:number-columns-repeated="240" table:style-name="ACE-0"/>
        </table:table-row>
        <table:table-row table:style-name="AROW-0" table:number-rows-repeated="3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63">
          <gnm:selection gnm:start-col="15" gnm:start-row="63" gnm:end-col="15" gnm:end-row="6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22T02:59:0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